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7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draw:fill="none" fo:min-height="16.5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6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2.011cm" fo:margin-right="0cm" fo:line-height="100%" fo:text-align="center" fo:text-indent="-1.693cm"/>
    </style:style>
    <style:style style:name="P2" style:family="paragraph">
      <loext:graphic-properties draw:fill="none" draw:fill-color="#ffffff"/>
      <style:paragraph-properties fo:margin-left="2.011cm" fo:margin-right="0cm" fo:line-height="100%" fo:text-align="center" fo:text-indent="-1.693cm"/>
      <style:text-properties fo:color="#000000" fo:font-size="28pt" fo:text-shadow="none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2.062cm" fo:margin-right="0cm" fo:line-height="100%" fo:text-align="center" fo:text-indent="-2.062cm"/>
    </style:style>
    <style:style style:name="P5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1.745cm" fo:margin-right="0cm" fo:line-height="100%" fo:text-align="center" fo:text-indent="-1.745cm"/>
    </style:style>
    <style:style style:name="P8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2.011cm" fo:margin-right="0cm" fo:line-height="150%" fo:text-indent="-1.693cm"/>
    </style:style>
    <style:style style:name="P10" style:family="paragraph">
      <loext:graphic-properties draw:fill="none"/>
      <style:paragraph-properties fo:margin-left="2.011cm" fo:margin-right="0cm" fo:line-height="150%" fo:text-indent="-1.693cm"/>
      <style:text-properties fo:font-size="24.7999992370605pt" style:font-size-asian="33pt" style:font-size-complex="33pt"/>
    </style:style>
    <style:style style:name="P11" style:family="paragraph">
      <loext:graphic-properties draw:fill-color="#ffffff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36pt" fo:text-shadow="1pt 1pt" style:font-size-asian="36pt" style:font-size-complex="36pt"/>
    </style:style>
    <style:style style:name="T6" style:family="text">
      <style:text-properties fo:color="#000000" style:font-name="Segoe UI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429cm" svg:x="1.524cm" svg:y="0.762cm">
          <draw:text-box>
            <text:p text:style-name="P1"><text:span text:style-name="T1">Hymn #558</text:span></text:p>
            <text:p text:style-name="P1"><text:span text:style-name="T2">“</text:span><text:span text:style-name="T2">Not unto 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5.4cm" svg:height="7.766cm" svg:x="1.27cm" svg:y="0.663cm">
          <draw:text-box>
            <text:p text:style-name="P4"><text:span text:style-name="T3">1. </text:span><text:span text:style-name="T4">Not unto us,</text:span></text:p>
            <text:p text:style-name="P1"><text:span text:style-name="T4">not unto us be glory, Lord;</text:span></text:p>
            <text:p text:style-name="P1"><text:span text:style-name="T4">Not unto us</text:span></text:p>
            <text:p text:style-name="P1"><text:span text:style-name="T4">but to Your name be prais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5" draw:layer="layout" svg:width="25.4cm" svg:height="7.766cm" svg:x="1.27cm" svg:y="0.663cm">
          <draw:text-box>
            <text:p text:style-name="P4"><text:span text:style-name="T4">Not unto us</text:span></text:p>
            <text:p text:style-name="P4"><text:span text:style-name="T4">but to Your name all honor be giv’n</text:span></text:p>
            <text:p text:style-name="P6"><text:span text:style-name="T4">For matchless mercy, </text:span></text:p>
            <text:p text:style-name="P7"><text:span text:style-name="T4">forgiveness, and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8" draw:layer="layout" svg:width="24.892cm" svg:height="7.366cm" svg:x="1.432cm" svg:y="1.063cm">
          <draw:text-box>
            <text:p text:style-name="P6"><text:span text:style-name="T3">2. </text:span><text:span text:style-name="T4">Amazing grace-</text:span></text:p>
            <text:p text:style-name="P6"><text:span text:style-name="T4">that chose us ere the worlds were made;</text:span></text:p>
            <text:p text:style-name="P6"><text:span text:style-name="T4">Amazing grace-</text:span></text:p>
            <text:p text:style-name="P6"><text:span text:style-name="T4">that sent Your Son to save;</text:span></text:p>
          </draw:text-box>
        </draw:frame>
        <draw:frame draw:style-name="gr5" draw:text-style-name="P10" draw:layer="layout" svg:width="28.675cm" svg:height="16.764cm" svg:x="7.366cm" svg:y="3.048cm">
          <draw:text-box>
            <text:p text:style-name="P9"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8" draw:layer="layout" svg:width="24.638cm" svg:height="6.991cm" svg:x="1.708cm" svg:y="0.883cm">
          <draw:text-box>
            <text:p text:style-name="P4"><text:span text:style-name="T4">Amazing grace-</text:span></text:p>
            <text:p text:style-name="P6"><text:span text:style-name="T4">that robed us in Your righteousness</text:span></text:p>
            <text:p text:style-name="P6"><text:span text:style-name="T4">And taught our lips to</text:span></text:p>
            <text:p text:style-name="P6"><text:span text:style-name="T4">sing glory and praise.</text:span></text:p>
          </draw:text-box>
        </draw:frame>
        <draw:frame draw:style-name="gr5" draw:text-style-name="P10" draw:layer="layout" svg:width="28.675cm" svg:height="16.764cm" svg:x="7.366cm" svg:y="3.048cm">
          <draw:text-box>
            <text:p text:style-name="P9"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8" draw:layer="layout" svg:width="25.146cm" svg:height="7.216cm" svg:x="1.27cm" svg:y="0.867cm">
          <draw:text-box>
            <text:p text:style-name="P4"><text:span text:style-name="T3">3. </text:span><text:span text:style-name="T4">O faithful love-</text:span></text:p>
            <text:p text:style-name="P6"><text:span text:style-name="T4">that shepherded through faithless years;</text:span></text:p>
            <text:p text:style-name="P6"><text:span text:style-name="T4">Forgiving love-</text:span></text:p>
            <text:p text:style-name="P6"><text:span text:style-name="T4">that led us to Your truth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8" draw:layer="layout" svg:width="24.638cm" svg:height="6.991cm" svg:x="1.524cm" svg:y="0.883cm">
          <draw:text-box>
            <text:p text:style-name="P4"><text:span text:style-name="T4">Unyielding love-</text:span></text:p>
            <text:p text:style-name="P6"><text:span text:style-name="T4">that would not let us turn from You</text:span></text:p>
            <text:p text:style-name="P6"><text:span text:style-name="T4">But sent us forth</text:span></text:p>
            <text:p text:style-name="P6"><text:span text:style-name="T4">to speak pardon and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5" draw:layer="layout" svg:width="24.869cm" svg:height="6.991cm" svg:x="1.456cm" svg:y="0.798cm">
          <draw:text-box>
            <text:p text:style-name="P4"><text:span text:style-name="T3">4. </text:span><text:span text:style-name="T4">Not unto us</text:span></text:p>
            <text:p text:style-name="P4"><text:span text:style-name="T4">but to Your name be glory, Lord,</text:span></text:p>
            <text:p text:style-name="P6"><text:span text:style-name="T4">For grace so rich,</text:span></text:p>
            <text:p text:style-name="P6"><text:span text:style-name="T4">so wide, so high, so f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8" draw:text-style-name="P14" draw:layer="layout" svg:width="25.157cm" svg:height="13.169cm" svg:x="1.52cm" svg:y="0.682cm">
          <draw:text-box>
            <text:p text:style-name="P6"><text:span text:style-name="T4">Abide with us</text:span></text:p>
            <text:p text:style-name="P6"><text:span text:style-name="T4">till trav’ling days are over and done,</text:span></text:p>
            <text:p text:style-name="P12"><text:span text:style-name="T4">And pilgrim feet</text:span></text:p>
            <text:p text:style-name="P12"><text:span text:style-name="T4">lead us home, Lord, to You.</text:span></text:p>
            <text:p text:style-name="P13"><text:span text:style-name="T4"/></text:p>
            <text:p text:style-name="P13"><text:span text:style-name="T4"><text:s/></text:span><text:span text:style-name="T6"><text:s text:c="3"/></text:span><text:span text:style-name="T6">© 1993 Ruth Eggert.</text:span></text:p>
            <text:p text:style-name="P13"><text:span text:style-name="T6"><text:s text:c="5"/></text:span><text:span text:style-name="T6">Used by permission: </text:span></text:p>
            <text:p text:style-name="P13"><text:span text:style-name="T6"><text:s text:c="5"/></text:span><text:span text:style-name="T6">LSB Hymn License </text:span></text:p>
            <text:p text:style-name="P13"><text:span text:style-name="T6"><text:s text:c="4"/></text:span><text:span text:style-name="T6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fo:font-size="6.5pt" fo:font-style="normal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1T20:23:41.444000000</meta:creation-date>
    <dc:date>2017-09-21T20:18:36.007000000</dc:date>
    <meta:editing-duration>PT22M37S</meta:editing-duration>
    <meta:editing-cycles>7</meta:editing-cycles>
    <meta:generator>LibreOffice/5.4.1.2$Windows_X86_64 LibreOffice_project/ea7cb86e6eeb2bf3a5af73a8f7777ac570321527</meta:generator>
    <meta:document-statistic meta:object-count="50"/>
  </office:meta>
</office:document-meta>
</file>